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29c9b" officeooo:paragraph-rsid="00129c9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29c9b" officeooo:paragraph-rsid="00129c9b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9c9b" officeooo:paragraph-rsid="00129c9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29c9b" officeooo:paragraph-rsid="00129c9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9c9b" officeooo:paragraph-rsid="00129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29c9b" officeooo:paragraph-rsid="00129c9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ac3a" officeooo:paragraph-rsid="0014ac3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bold" officeooo:rsid="00140325" officeooo:paragraph-rsid="0014ac3a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40325" officeooo:paragraph-rsid="0014ac3a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4ac3a" officeooo:paragraph-rsid="0014ac3a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29c9b" officeooo:paragraph-rsid="00129c9b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40325" officeooo:paragraph-rsid="00140325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40325" officeooo:paragraph-rsid="0014ac3a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4ac3a" officeooo:paragraph-rsid="0014ac3a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4ac3a" officeooo:paragraph-rsid="0014ac3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ac3a" officeooo:paragraph-rsid="0014ac3a" style:font-size-asian="10.5pt" style:font-weight-asian="normal" style:font-size-complex="10.5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18" style:family="paragraph" style:parent-style-name="Table_20_Contents">
      <style:paragraph-properties fo:text-align="start" style:justify-single-word="false"/>
      <style:text-properties fo:font-size="13pt" officeooo:rsid="00140325" officeooo:paragraph-rsid="00140325" style:font-size-asian="13pt" style:font-size-complex="13pt"/>
    </style:style>
    <style:style style:name="T1" style:family="text">
      <style:text-properties officeooo:rsid="001403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ac3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ac3a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E</text:p>
      <text:p text:style-name="P1"/>
      <text:p text:style-name="P2"/>
      <text:p text:style-name="P6">Fathima Nazreen</text:p>
      <text:p text:style-name="P6">Phone No : 7561866961</text:p>
      <text:p text:style-name="P6">Email : <text:a xlink:type="simple" xlink:href="mailto:nazrynazreen@gmail.com" text:style-name="Internet_20_link" text:visited-style-name="Visited_20_Internet_20_Link">nazrynazreen@gmail.com</text:a></text:p>
      <text:p text:style-name="P6"/>
      <text:p text:style-name="P5">Career Objective</text:p>
      <text:p text:style-name="P6"/>
      <text:p text:style-name="P6"><text:s/>To seek a position in yout company.</text:p>
      <text:p text:style-name="P6"/>
      <text:p text:style-name="P11">Education Details</text:p>
      <text:p text:style-name="P1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7">Degree/Course</text:p>
          </table:table-cell>
          <table:table-cell table:style-name="Table1.A1" office:value-type="string">
            <text:p text:style-name="P17">University/Board</text:p>
          </table:table-cell>
          <table:table-cell table:style-name="Table1.A1" office:value-type="string">
            <text:p text:style-name="P17">Institution</text:p>
          </table:table-cell>
          <table:table-cell table:style-name="Table1.A1" office:value-type="string">
            <text:p text:style-name="P17">Year of Passing</text:p>
          </table:table-cell>
          <table:table-cell table:style-name="Table1.E1" office:value-type="string">
            <text:p text:style-name="P17">Percentage/<text:span text:style-name="T1">Mark</text:span></text:p>
          </table:table-cell>
        </table:table-row>
        <table:table-row>
          <table:table-cell table:style-name="Table1.A2" office:value-type="string">
            <text:p text:style-name="P18">BCA</text:p>
          </table:table-cell>
          <table:table-cell table:style-name="Table1.A2" office:value-type="string">
            <text:p text:style-name="P18">MGU.Kottayam</text:p>
          </table:table-cell>
          <table:table-cell table:style-name="Table1.A2" office:value-type="string">
            <text:p text:style-name="P18">Arafa College of Arts &amp; Science</text:p>
          </table:table-cell>
          <table:table-cell table:style-name="Table1.A2" office:value-type="string">
            <text:p text:style-name="P18">2019</text:p>
          </table:table-cell>
          <table:table-cell table:style-name="Table1.E2" office:value-type="string">
            <text:p text:style-name="P18">74%</text:p>
          </table:table-cell>
        </table:table-row>
        <table:table-row>
          <table:table-cell table:style-name="Table1.A2" office:value-type="string">
            <text:p text:style-name="P18">Plus Two</text:p>
          </table:table-cell>
          <table:table-cell table:style-name="Table1.A2" office:value-type="string">
            <text:p text:style-name="P18">Kerala State </text:p>
          </table:table-cell>
          <table:table-cell table:style-name="Table1.A2" office:value-type="string">
            <text:p text:style-name="P18">Holy Ghost HSS</text:p>
          </table:table-cell>
          <table:table-cell table:style-name="Table1.A2" office:value-type="string">
            <text:p text:style-name="P18">2016</text:p>
          </table:table-cell>
          <table:table-cell table:style-name="Table1.E2" office:value-type="string">
            <text:p text:style-name="P18">80%</text:p>
          </table:table-cell>
        </table:table-row>
        <table:table-row>
          <table:table-cell table:style-name="Table1.A2" office:value-type="string">
            <text:p text:style-name="P18">SSLC</text:p>
          </table:table-cell>
          <table:table-cell table:style-name="Table1.A2" office:value-type="string">
            <text:p text:style-name="P18">Kerala State</text:p>
          </table:table-cell>
          <table:table-cell table:style-name="Table1.A2" office:value-type="string">
            <text:p text:style-name="P18">Holy Ghost HSS</text:p>
          </table:table-cell>
          <table:table-cell table:style-name="Table1.A2" office:value-type="string">
            <text:p text:style-name="P18">2014</text:p>
          </table:table-cell>
          <table:table-cell table:style-name="Table1.E2" office:value-type="string">
            <text:p text:style-name="P18">88%</text:p>
          </table:table-cell>
        </table:table-row>
      </table:table>
      <text:p text:style-name="P11"/>
      <text:p text:style-name="P12">Project</text:p>
      <text:p text:style-name="P12"/>
      <text:p text:style-name="P9">Ration Shop Management System,Frontend PHP Backend SQL Server 2008.</text:p>
      <text:p text:style-name="P9"/>
      <text:p text:style-name="P13"><text:span text:style-name="T3">Skill Sets</text:span></text:p>
      <text:p text:style-name="P13"/>
      <text:p text:style-name="P8">*<text:span text:style-name="T4"> </text:span><text:span text:style-name="T5">Java</text:span></text:p>
      <text:p text:style-name="P9">* <text:span text:style-name="T3">PHP</text:span></text:p>
      <text:p text:style-name="P9">* <text:span text:style-name="T3">VB 6.0</text:span></text:p>
      <text:p text:style-name="P9">* <text:span text:style-name="T3">C++</text:span></text:p>
      <text:p text:style-name="P9">* <text:span text:style-name="T3">C Programming</text:span></text:p>
      <text:p text:style-name="P14"/>
      <text:p text:style-name="P14">Hobbies</text:p>
      <text:p text:style-name="P14"><text:span text:style-name="T6">* Gardening</text:span></text:p>
      <text:p text:style-name="P14"><text:span text:style-name="T6">* Cooking</text:span></text:p>
      <text:p text:style-name="P14"><text:span text:style-name="T6"/></text:p>
      <text:p text:style-name="P14">Personal<text:span text:style-name="T6"> </text:span>Details</text:p>
      <text:p text:style-name="P7"><text:s/>Karippala(h)</text:p>
      <text:p text:style-name="P7">East veliyathunadu </text:p>
      <text:p text:style-name="P7">Uc college p.o </text:p>
      <text:p text:style-name="P10">Pin:683102</text:p>
      <text:p text:style-name="P10">Date of Birth : 27-06-1998</text:p>
      <text:p text:style-name="P10"/>
      <text:p text:style-name="P14">Declaration</text:p>
      <text:p text:style-name="P10"><text:s/>I here by declare that all above statements are true according to my knowledge.</text:p>
      <text:p text:style-name="P15"><text:span text:style-name="T7">Aluva <text:s text:c="5"/></text:span><text:s text:c="119"/><text:span text:style-name="T7">Fathima Nazreen</text:span></text:p>
      <text:p text:style-name="P16">10-02-2020</text:p>
      <text:p text:style-name="P14"><text:span text:style-name="T6"/></text:p>
      <text:p text:style-name="P13"/>
      <text:p text:style-name="P6"><text:soft-page-break/></text:p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01:02.161197743</meta:creation-date>
    <dc:date>2020-02-10T20:35:23.237955790</dc:date>
    <meta:editing-duration>PT2M9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2" meta:paragraph-count="48" meta:word-count="117" meta:character-count="838" meta:non-whitespace-character-count="639"/>
  </office:meta>
</office:document-meta>
</file>